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458c" officeooo:paragraph-rsid="000d458c"/>
    </style:style>
    <style:style style:name="P2" style:family="paragraph" style:parent-style-name="Standard">
      <style:text-properties officeooo:rsid="000d458c" officeooo:paragraph-rsid="000fa680"/>
    </style:style>
    <style:style style:name="P3" style:family="paragraph" style:parent-style-name="Standard">
      <style:text-properties officeooo:rsid="000f08e7" officeooo:paragraph-rsid="000f08e7"/>
    </style:style>
    <style:style style:name="P4" style:family="paragraph" style:parent-style-name="Standard">
      <style:text-properties officeooo:rsid="0010fad0" officeooo:paragraph-rsid="0010fad0"/>
    </style:style>
    <style:style style:name="P5" style:family="paragraph" style:parent-style-name="Standard">
      <style:text-properties fo:font-size="12pt" style:text-underline-style="solid" style:text-underline-width="auto" style:text-underline-color="font-color" officeooo:rsid="000d458c" officeooo:paragraph-rsid="000d458c" style:font-size-asian="12pt" style:font-size-complex="12pt"/>
    </style:style>
    <style:style style:name="P6" style:family="paragraph" style:parent-style-name="Standard">
      <style:text-properties fo:font-size="10pt" officeooo:rsid="000d458c" officeooo:paragraph-rsid="000d458c" style:font-size-asian="10pt" style:font-size-complex="10pt"/>
    </style:style>
    <style:style style:name="P7" style:family="paragraph" style:parent-style-name="Standard">
      <style:text-properties fo:font-size="10pt" officeooo:rsid="00115a0c" officeooo:paragraph-rsid="00115a0c" style:font-size-asian="10pt" style:font-size-complex="10pt"/>
    </style:style>
    <style:style style:name="P8" style:family="paragraph" style:parent-style-name="Standard">
      <style:paragraph-properties style:writing-mode="lr-tb"/>
      <style:text-properties fo:font-size="10pt" officeooo:rsid="00115a0c" officeooo:paragraph-rsid="001b2c4d" style:font-size-asian="10pt" style:font-size-complex="10pt"/>
    </style:style>
    <style:style style:name="P9" style:family="paragraph" style:parent-style-name="Standard">
      <style:text-properties fo:font-size="10pt" officeooo:rsid="0014107b" officeooo:paragraph-rsid="00115a0c" style:font-size-asian="10pt" style:font-size-complex="10pt"/>
    </style:style>
    <style:style style:name="P10" style:family="paragraph" style:parent-style-name="Standard">
      <style:paragraph-properties style:writing-mode="lr-tb"/>
      <style:text-properties fo:font-size="10pt" officeooo:rsid="0014107b" officeooo:paragraph-rsid="001b2c4d" style:font-size-asian="10pt" style:font-size-complex="10pt"/>
    </style:style>
    <style:style style:name="P11" style:family="paragraph" style:parent-style-name="Standard">
      <style:paragraph-properties style:writing-mode="lr-tb"/>
      <style:text-properties fo:font-size="10pt" officeooo:rsid="000d458c" officeooo:paragraph-rsid="001b2c4d" style:font-size-asian="10pt" style:font-size-complex="10pt"/>
    </style:style>
    <style:style style:name="P12" style:family="paragraph" style:parent-style-name="Standard">
      <style:paragraph-properties style:writing-mode="lr-tb"/>
      <style:text-properties fo:font-size="10pt" officeooo:rsid="000f08e7" officeooo:paragraph-rsid="001b2c4d" style:font-size-asian="10pt" style:font-size-complex="10pt"/>
    </style:style>
    <style:style style:name="P13" style:family="paragraph" style:parent-style-name="Standard">
      <style:paragraph-properties style:writing-mode="lr-tb"/>
      <style:text-properties fo:font-size="10pt" officeooo:paragraph-rsid="001b2c4d" style:font-size-asian="10pt" style:font-size-complex="10pt"/>
    </style:style>
    <style:style style:name="P14" style:family="paragraph" style:parent-style-name="Standard">
      <style:text-properties fo:font-size="10pt" style:text-underline-style="none" officeooo:rsid="00185f6e" officeooo:paragraph-rsid="00185f6e" style:font-size-asian="10pt" style:font-size-complex="10pt"/>
    </style:style>
    <style:style style:name="P15" style:family="paragraph" style:parent-style-name="Standard">
      <style:paragraph-properties style:writing-mode="lr-tb"/>
      <style:text-properties fo:font-size="10pt" style:text-underline-style="none" officeooo:rsid="00185f6e" officeooo:paragraph-rsid="001b2c4d" style:font-size-asian="10pt" style:font-size-complex="10pt"/>
    </style:style>
    <style:style style:name="P16" style:family="paragraph" style:parent-style-name="Standard">
      <style:paragraph-properties style:writing-mode="lr-tb"/>
      <style:text-properties fo:font-size="10pt" style:text-underline-style="none" officeooo:rsid="0015352b" officeooo:paragraph-rsid="001b2c4d" style:font-size-asian="10pt" style:font-size-complex="10pt"/>
    </style:style>
    <style:style style:name="P17" style:family="paragraph" style:parent-style-name="Standard">
      <style:paragraph-properties style:writing-mode="lr-tb"/>
      <style:text-properties fo:font-size="10pt" style:text-underline-style="none" officeooo:rsid="0016fca5" officeooo:paragraph-rsid="001b2c4d" style:font-size-asian="10pt" style:font-size-complex="10pt"/>
    </style:style>
    <style:style style:name="P18" style:family="paragraph" style:parent-style-name="Standard">
      <style:paragraph-properties style:writing-mode="lr-tb"/>
      <style:text-properties fo:font-size="10pt" style:text-underline-style="none" officeooo:rsid="0014107b" officeooo:paragraph-rsid="001b2c4d" style:font-size-asian="8.75pt" style:font-size-complex="10pt"/>
    </style:style>
    <style:style style:name="P19" style:family="paragraph" style:parent-style-name="Standard">
      <style:text-properties fo:font-size="12pt" style:text-underline-style="solid" style:text-underline-width="auto" style:text-underline-color="font-color" officeooo:rsid="000d458c" officeooo:paragraph-rsid="000d458c" style:font-size-asian="12pt" style:font-size-complex="12pt"/>
    </style:style>
    <style:style style:name="P20" style:family="paragraph" style:parent-style-name="Standard">
      <style:paragraph-properties style:writing-mode="lr-tb"/>
      <style:text-properties fo:font-size="12pt" style:text-underline-style="solid" style:text-underline-width="auto" style:text-underline-color="font-color" officeooo:rsid="000d458c" officeooo:paragraph-rsid="001b2c4d" style:font-size-asian="12pt" style:font-size-complex="12pt"/>
    </style:style>
    <style:style style:name="P21" style:family="paragraph" style:parent-style-name="Standard">
      <style:text-properties fo:font-size="12pt" style:text-underline-style="solid" style:text-underline-width="auto" style:text-underline-color="font-color" officeooo:rsid="000f08e7" officeooo:paragraph-rsid="000f08e7" style:font-size-asian="12pt" style:font-size-complex="12pt"/>
    </style:style>
    <style:style style:name="P22" style:family="paragraph" style:parent-style-name="Standard">
      <style:paragraph-properties style:writing-mode="lr-tb"/>
      <style:text-properties fo:font-size="12pt" style:text-underline-style="solid" style:text-underline-width="auto" style:text-underline-color="font-color" officeooo:rsid="000f08e7" officeooo:paragraph-rsid="001b2c4d" style:font-size-asian="12pt" style:font-size-complex="12pt"/>
    </style:style>
    <style:style style:name="P23" style:family="paragraph" style:parent-style-name="Standard">
      <style:text-properties fo:font-size="12pt" style:text-underline-style="solid" style:text-underline-width="auto" style:text-underline-color="font-color" officeooo:rsid="0014107b" officeooo:paragraph-rsid="0014107b" style:font-size-asian="12pt" style:font-size-complex="12pt"/>
    </style:style>
    <style:style style:name="P24" style:family="paragraph" style:parent-style-name="Standard">
      <style:paragraph-properties style:writing-mode="lr-tb"/>
      <style:text-properties fo:font-size="12pt" style:text-underline-style="solid" style:text-underline-width="auto" style:text-underline-color="font-color" officeooo:rsid="0014107b" officeooo:paragraph-rsid="001b2c4d" style:font-size-asian="12pt" style:font-size-complex="12pt"/>
    </style:style>
    <style:style style:name="P25" style:family="paragraph" style:parent-style-name="Standard">
      <style:text-properties fo:font-size="12pt" style:text-underline-style="solid" style:text-underline-width="auto" style:text-underline-color="font-color" officeooo:rsid="0016fca5" officeooo:paragraph-rsid="0016fca5" style:font-size-asian="12pt" style:font-size-complex="12pt"/>
    </style:style>
    <style:style style:name="P26" style:family="paragraph" style:parent-style-name="Standard">
      <style:paragraph-properties style:writing-mode="lr-tb"/>
      <style:text-properties fo:font-size="12pt" style:text-underline-style="solid" style:text-underline-width="auto" style:text-underline-color="font-color" officeooo:rsid="0016fca5" officeooo:paragraph-rsid="001b2c4d" style:font-size-asian="12pt" style:font-size-complex="12pt"/>
    </style:style>
    <style:style style:name="P27" style:family="paragraph" style:parent-style-name="Standard">
      <style:text-properties fo:font-size="12pt" style:text-underline-style="solid" style:text-underline-width="auto" style:text-underline-color="font-color" officeooo:rsid="00185f6e" officeooo:paragraph-rsid="00185f6e" style:font-size-asian="12pt" style:font-size-complex="12pt"/>
    </style:style>
    <style:style style:name="P28" style:family="paragraph" style:parent-style-name="Standard">
      <style:paragraph-properties style:writing-mode="lr-tb"/>
      <style:text-properties fo:font-size="12pt" style:text-underline-style="solid" style:text-underline-width="auto" style:text-underline-color="font-color" officeooo:rsid="00185f6e" officeooo:paragraph-rsid="001b2c4d" style:font-size-asian="12pt" style:font-size-complex="12pt"/>
    </style:style>
    <style:style style:name="P29" style:family="paragraph" style:parent-style-name="Standard">
      <style:text-properties officeooo:rsid="000d458c" officeooo:paragraph-rsid="000fa680"/>
    </style:style>
    <style:style style:name="P30" style:family="paragraph" style:parent-style-name="Standard">
      <style:paragraph-properties style:writing-mode="lr-tb"/>
      <style:text-properties officeooo:rsid="000d458c" officeooo:paragraph-rsid="001b2c4d"/>
    </style:style>
    <style:style style:name="P31" style:family="paragraph" style:parent-style-name="Standard">
      <style:text-properties style:text-underline-style="solid" style:text-underline-width="auto" style:text-underline-color="font-color" officeooo:rsid="0016fca5" officeooo:paragraph-rsid="0016fca5"/>
    </style:style>
    <style:style style:name="P32" style:family="paragraph" style:parent-style-name="Standard">
      <style:text-properties officeooo:paragraph-rsid="0016fca5"/>
    </style:style>
    <style:style style:name="P33" style:family="paragraph" style:parent-style-name="Standard">
      <style:paragraph-properties style:writing-mode="lr-tb"/>
      <style:text-properties officeooo:rsid="0010fad0" officeooo:paragraph-rsid="001b2c4d"/>
    </style:style>
    <style:style style:name="P34" style:family="paragraph" style:parent-style-name="Standard">
      <style:paragraph-properties style:writing-mode="lr-tb"/>
      <style:text-properties officeooo:paragraph-rsid="001b2c4d"/>
    </style:style>
    <style:style style:name="T1" style:family="text">
      <style:text-properties officeooo:rsid="000fa680"/>
    </style:style>
    <style:style style:name="T2" style:family="text">
      <style:text-properties fo:font-size="11pt" style:font-size-asian="11pt" style:font-size-complex="11pt"/>
    </style:style>
    <style:style style:name="T3" style:family="text">
      <style:text-properties fo:font-size="11pt" officeooo:rsid="000fa680" style:font-size-asian="11pt" style:font-size-complex="11pt"/>
    </style:style>
    <style:style style:name="T4" style:family="text">
      <style:text-properties fo:font-size="10pt" style:font-size-asian="10pt" style:font-size-complex="10pt"/>
    </style:style>
    <style:style style:name="T5" style:family="text">
      <style:text-properties fo:font-size="10pt" officeooo:rsid="000fa680" style:font-size-asian="10pt" style:font-size-complex="10pt"/>
    </style:style>
    <style:style style:name="T6" style:family="text">
      <style:text-properties fo:font-size="10pt" officeooo:rsid="00115a0c" style:font-size-asian="10pt" style:font-size-complex="10pt"/>
    </style:style>
    <style:style style:name="T7" style:family="text">
      <style:text-properties fo:font-size="10pt" officeooo:rsid="001b2c4d" style:font-size-asian="10pt" style:font-size-complex="10pt"/>
    </style:style>
    <style:style style:name="T8" style:family="text">
      <style:text-properties fo:font-size="10pt" style:text-underline-style="none" style:font-size-asian="8.75pt" style:font-size-complex="10pt"/>
    </style:style>
    <style:style style:name="T9" style:family="text">
      <style:text-properties fo:font-size="10pt" style:text-underline-style="none" officeooo:rsid="0014107b" style:font-size-asian="8.75pt" style:font-size-complex="10pt"/>
    </style:style>
    <style:style style:name="T10" style:family="text">
      <style:text-properties fo:font-size="10pt" style:text-underline-style="none" style:font-size-asian="10pt" style:font-size-complex="10pt"/>
    </style:style>
    <style:style style:name="T11" style:family="text">
      <style:text-properties fo:font-size="10pt" style:text-underline-style="none" officeooo:rsid="0015352b" style:font-size-asian="10pt" style:font-size-complex="10pt"/>
    </style:style>
    <style:style style:name="T12" style:family="text">
      <style:text-properties fo:font-size="10pt" style:text-underline-style="none" officeooo:rsid="0016fca5" style:font-size-asian="10pt" style:font-size-complex="10pt"/>
    </style:style>
    <style:style style:name="T13" style:family="text">
      <style:text-properties fo:font-size="10pt" style:text-underline-style="none" officeooo:rsid="001b2c4d" style:font-size-asian="10pt" style:font-size-complex="10pt"/>
    </style:style>
    <style:style style:name="T14" style:family="text">
      <style:text-properties officeooo:rsid="0015352b"/>
    </style:style>
    <style:style style:name="T15" style:family="text">
      <style:text-properties officeooo:rsid="0016fca5"/>
    </style:style>
    <style:style style:name="T16" style:family="text">
      <style:text-properties officeooo:rsid="001b2c4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YCLOMATIC COMPLEXITY “<text:span text:style-name="T15">CC”</text:span>:</text:p>
      <text:p text:style-name="P1"><text:span text:style-name="T4">Cyclomatic Complexity is a popular procedural (called also function) software</text:span></text:p>
      <text:p text:style-name="P6">metric equal to the number of decisions that can be taken in a procedure [MCC76].</text:p>
      <text:p text:style-name="P6">A decision is defined as an occurrence of keywords such as: "while", "for", “foreach”, <text:s/>“continue”, "if", "case", "goto", “try” and “catch” within the function. Cyclomatic Complexity is the sum of these constructs.</text:p>
      <text:p text:style-name="P4"><text:span text:style-name="T2">Formule :</text:span> <text:span text:style-name="T4">nb of arcs - nb of sommets +2 = CC </text:span></text:p>
      <text:p text:style-name="P5"/>
      <text:p text:style-name="P5">WEIGHTED METHODS PER CLASS “<text:span text:style-name="T15">WMC”</text:span>:</text:p>
      <text:p text:style-name="P1"><text:span text:style-name="T4">Weighted Methods per Class metric is a sum of complexities of methods defined</text:span></text:p>
      <text:p text:style-name="P6">in a class. It represents the complexity of a class as a whole and can be used to</text:p>
      <text:p text:style-name="P2"><text:span text:style-name="T4">indicate the development and maintenance effort for a class.</text:span> </text:p>
      <text:p text:style-name="P2"><text:span text:style-name="T3">Formule :</text:span><text:span text:style-name="T1"> </text:span><text:span text:style-name="T5">WMC = ∑ Ci <text:s/></text:span><text:span text:style-name="T6">( sum of complexities ).</text:span></text:p>
      <text:p text:style-name="P2"><text:span text:style-name="T6"/></text:p>
      <text:p text:style-name="P21">LACK OF COHESION METHODS “<text:span text:style-name="T15">LCOM”</text:span>:</text:p>
      <text:p text:style-name="P3"><text:span text:style-name="T4">The cohesion of a class is characterized by how closely the local methods are related to the local attributes. Lack of Cohesion (LCOM) measures the dissimilarity of methods in a class by instance variable or attributes. A highly cohesive module should stand alone, high cohesion indicates good class subdivision.</text:span></text:p>
      <text:p text:style-name="P7">Formule : LCOM =| P | - | Q |, if | P | &gt; | Q |</text:p>
      <text:p text:style-name="P7"><text:s text:c="29"/>= 0 otherwise</text:p>
      <text:p text:style-name="P7">P = {( I i , I j ) | I i ∩ I j = 0} and Q = {((I i , I j ) | I i ∩ I j ≠ 0} . If all n sets {( I1},.........(In)} are 0 then P=0.</text:p>
      <text:p text:style-name="P7">Let (Ix) = set of all instance variables used by method Mi.</text:p>
      <text:p text:style-name="P9"/>
      <text:p text:style-name="P23">AFFERENT – EFFERENT COUPLING “<text:span text:style-name="T15">CA-CE”</text:span>:</text:p>
      <text:p text:style-name="P23"><text:span text:style-name="T8">Afferent coupling : number of external entities that depend on the current entity.</text:span></text:p>
      <text:p text:style-name="P23"><text:span text:style-name="T8">Efferent coupling : number of external entities that the current entity depends.</text:span></text:p>
      <text:p text:style-name="P32"><text:span text:style-name="T9">Formule : </text:span><text:span text:style-name="T8">To calculate the </text:span><text:span text:style-name="Strong_20_Emphasis"><text:span text:style-name="T8">Ca</text:span></text:span><text:span text:style-name="T8"> for a package, count the number of classes out of the package that has dependencies on it. You can proceed one by one for all classes of that package and then, take the union of dependent classes.</text:span><text:span text:style-name="T12"> To calculate the </text:span><text:span text:style-name="Strong_20_Emphasis"><text:span text:style-name="T12">Ce</text:span></text:span><text:span text:style-name="T12"> for a package, count the number of classes dependent on other packages inside the analyzed </text:span><text:span text:style-name="T11">package. Count for all classes of that package and then, take the union.</text:span></text:p>
      <text:p text:style-name="P32"><text:span text:style-name="T11"/></text:p>
      <text:p text:style-name="P25"><text:span text:style-name="T14">I</text:span>NSTABILITY “I”:</text:p>
      <text:p text:style-name="P32"><text:span text:style-name="T4">The ratio of efferent coupling (Ce) to total coupling (Ce + Ca) such that I = Ce / (Ce + Ca). This metric is an indicator of the package's resilience to change. The range for this metric is 0 to 1, with I=0 indicating a completely stable package and I=1 indicating a completely unstable package.</text:span></text:p>
      <text:p text:style-name="P32"><text:span text:style-name="T12">Formule : </text:span><text:span text:style-name="Source_20_Text"><text:span text:style-name="T12">I = Ce / (Ce + Ca)</text:span></text:span></text:p>
      <text:p text:style-name="P31"><text:span text:style-name="T10"><text:s/></text:span></text:p>
      <text:p text:style-name="P25">ABSTRACTNESS “A” :</text:p>
      <text:p text:style-name="P31"><text:span text:style-name="T10">The ratio of the number of abstract classes (and interfaces) in the analyzed package to the total number of classes in the analyzed package. The range for this metric is 0 to 1, with A=0 indicating a completely concrete package and A=1 indicating a completely abstract package.</text:span></text:p>
      <text:p text:style-name="P31"><text:span text:style-name="T10"/></text:p>
      <text:p text:style-name="P27">DISTANCE “D” :</text:p>
      <text:p text:style-name="P14">the Distance D indicates how far a package is away from the Main Sequence.</text:p>
      <text:p text:style-name="P14">Formule : D = A + I -1</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CYCLOMATIC COMPLEXITY “<text:span text:style-name="T15">CC”</text:span>:</text:p>
      <text:p text:style-name="P11">Cyclomatic Complexity est un logiciel procédural (appelé également fonction) populaire</text:p>
      <text:p text:style-name="P11">métrique égale au nombre de décisions pouvant être prises dans une procédure [MCC76].</text:p>
      <text:p text:style-name="P11">Une décision est définie comme une occurrence de mots-clés tels que : « while », « for », « foreach »,"continue", "if", "case", "goto", "try" et "catch" dans la fonction. La complexité cyclomatique est la somme de ces constructions.</text:p>
      <text:p text:style-name="P33"><text:span text:style-name="T2">Formules :</text:span> <text:span text:style-name="T4">n</text:span><text:span text:style-name="T7">om</text:span><text:span text:style-name="T4">b</text:span><text:span text:style-name="T7">es</text:span><text:span text:style-name="T4"> d'arcs - n</text:span><text:span text:style-name="T7">om</text:span><text:span text:style-name="T4">b</text:span><text:span text:style-name="T7">res</text:span><text:span text:style-name="T4"> de</text:span><text:span text:style-name="T7">s</text:span><text:span text:style-name="T4"> sommets + 2 = CC</text:span></text:p>
      <text:p text:style-name="P20"/>
      <text:p text:style-name="P20">WEIGHTED METHODS PER CLASS “<text:span text:style-name="T15">WMC”</text:span>:</text:p>
      <text:p text:style-name="P11">La métrique Méthodes pondérées par classe est une somme de complexités de méthodes définies</text:p>
      <text:p text:style-name="P11">dans une classe. Il représente la complexité d'une classe dans son ensemble et peut être utilisé pour</text:p>
      <text:p text:style-name="P30"><text:span text:style-name="T4">indiquer l’effort de développement et de maintenance pour une classe.</text:span> </text:p>
      <text:p text:style-name="P30"><text:span text:style-name="T3">Formules :</text:span><text:span text:style-name="T1"> </text:span><text:span text:style-name="T5">WMC = ∑ Ci</text:span><text:span text:style-name="T6">(somme de complexités).</text:span></text:p>
      <text:p text:style-name="P8"/>
      <text:p text:style-name="P22">LACK OF COHESION METHODS “<text:span text:style-name="T15">LCOM”</text:span>:</text:p>
      <text:p text:style-name="P12">La cohésion d'une classe est caractérisée par l'étroitesse des relations entre les méthodes locales et les attributs locaux. Le manque de cohésion (LCOM) mesure la dissemblance des méthodes dans une classe par variable d'instance ou attributs. Un module hautement cohérent doit être autonome, une cohésion élevée indique une bonne subdivision des classes.</text:p>
      <text:p text:style-name="P8">Formule : LCOM =| P | - | Q |, si | P | &gt; | Q |</text:p>
      <text:p text:style-name="P8">= 0 sinon</text:p>
      <text:p text:style-name="P8">P = {( <text:span text:style-name="T16">I i</text:span> , <text:span text:style-name="T16">I j</text:span> ) | I i ∩ I j = 0} et Q = {((I i , I j ) | I i ∩ I j ≠ 0} . Si tous les n ensembles {( I1},.........(In )} valent 0 alors P=0.</text:p>
      <text:p text:style-name="P8">Soit (Ix) = ensemble de toutes les variables d'instance utilisées par la méthode Mi.</text:p>
      <text:p text:style-name="P10"/>
      <text:p text:style-name="P24">AFFERENT – EFFERENT COUPLING “<text:span text:style-name="T15">CA-CE”</text:span>:</text:p>
      <text:p text:style-name="P18">Couplage afférent : nombre d'entités externes qui dépendent de l'entité courante.</text:p>
      <text:p text:style-name="P18">Couplage efférent : nombre d'entités externes dont dépend l'entité courante.</text:p>
      <text:p text:style-name="P34"><text:span text:style-name="T9">Formules :</text:span><text:span text:style-name="T8">Pour calculer le </text:span><text:span text:style-name="Strong_20_Emphasis"><text:span text:style-name="T8">Ca </text:span></text:span><text:span text:style-name="T8">pour un package, comptez le nombre de classes du package qui ont des dépendances. Vous pouvez procéder une par une pour toutes les classes de ce package, puis procéder à l'union des classes dépendantes.</text:span><text:span text:style-name="T12">Pour calculer le </text:span><text:span text:style-name="Strong_20_Emphasis"><text:span text:style-name="T12">Ce </text:span></text:span><text:span text:style-name="T12">pour un package, comptez le nombre de classes dépendant d'autres packages à l'intérieur du package analysé</text:span><text:span text:style-name="T11">emballer. Comptez pour toutes les classes de ce package, puis prenez le syndicat.</text:span></text:p>
      <text:p text:style-name="P16"/>
      <text:p text:style-name="P26"><text:span text:style-name="T14">I</text:span>NSTABILITY “I”:</text:p>
      <text:p text:style-name="P13">Le rapport du couplage efférent (Ce) au couplage total (Ce + Ca) tel que I = Ce / (Ce + Ca). Cette mesure est un indicateur de la résilience du paquet au changement. La plage de cette métrique est comprise entre 0 et 1, I=0 indiquant un package complètement stable et I=1 indiquant un package complètement instable.</text:p>
      <text:p text:style-name="P34"><text:span text:style-name="T12">Formules :</text:span><text:span text:style-name="T13">I</text:span><text:span text:style-name="Source_20_Text"><text:span text:style-name="T12"> = Ce / (Ce + Ca)</text:span></text:span></text:p>
      <text:p text:style-name="P17"><text:s/></text:p>
      <text:p text:style-name="P26">ABSTRACTNESS “A” :</text:p>
      <text:p text:style-name="P17">Le rapport entre le nombre de classes abstraites (et d'interfaces) dans le package analysé et le nombre total de classes dans le package analysé. La plage de cette métrique est comprise entre 0 et 1, A=0 indiquant un package complètement concret et A=1 indiquant un package complètement abstrait.</text:p>
      <text:p text:style-name="P17"/>
      <text:p text:style-name="P28">DISTANCE « D » :</text:p>
      <text:p text:style-name="P15">la distance D indique à quelle distance un <text:span text:style-name="T16">package</text:span> se trouve de la séquence principale.</text:p>
      <text:p text:style-name="P15">Formule : D = A + I -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20:57:54.877637866</meta:creation-date>
    <dc:date>2024-04-09T09:26:17.068862154</dc:date>
    <meta:editing-duration>PT10H9M8S</meta:editing-duration>
    <meta:editing-cycles>3</meta:editing-cycles>
    <meta:generator>LibreOffice/7.3.7.2$Linux_X86_64 LibreOffice_project/30$Build-2</meta:generator>
    <meta:document-statistic meta:table-count="0" meta:image-count="0" meta:object-count="0" meta:page-count="2" meta:paragraph-count="58" meta:word-count="1016" meta:character-count="5643" meta:non-whitespace-character-count="4645"/>
  </office:meta>
</office:document-meta>
</file>